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D000000E0FDFE0E4C5438EA8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color="#000000" draw:fill="none" draw:fill-color="#ffffff" fo:min-height="0.395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2a6099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2a6099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96cm" svg:height="5.577cm" svg:x="7.239cm" svg:y="11.171cm">
          <draw:image xlink:href="Pictures/100000000000011D000000E0FDFE0E4C5438EA84.jpg" xlink:type="simple" xlink:show="embed" xlink:actuate="onLoad" loext:mime-type="image/jpeg">
            <text:p/>
          </draw:image>
        </draw:frame>
        <draw:line draw:style-name="gr2" draw:text-style-name="P1" draw:layer="layout" svg:x1="12.868cm" svg:y1="11.414cm" svg:x2="12.868cm" svg:y2="16.113cm">
          <text:p/>
        </draw:line>
        <draw:line draw:style-name="gr3" draw:text-style-name="P1" draw:layer="layout" svg:x1="14.289cm" svg:y1="11.415cm" svg:x2="14.289cm" svg:y2="16.114cm">
          <text:p/>
        </draw:line>
        <draw:line draw:style-name="gr2" draw:text-style-name="P1" draw:layer="layout" svg:x1="13.81cm" svg:y1="11.415cm" svg:x2="13.81cm" svg:y2="16.114cm">
          <text:p/>
        </draw:line>
        <draw:line draw:style-name="gr2" draw:text-style-name="P1" draw:layer="layout" svg:x1="11.896cm" svg:y1="11.415cm" svg:x2="11.896cm" svg:y2="16.114cm">
          <text:p/>
        </draw:line>
        <draw:line draw:style-name="gr2" draw:text-style-name="P1" draw:layer="layout" svg:x1="10.933cm" svg:y1="11.415cm" svg:x2="10.933cm" svg:y2="16.114cm">
          <text:p/>
        </draw:line>
        <draw:line draw:style-name="gr2" draw:text-style-name="P1" draw:layer="layout" svg:x1="9.968cm" svg:y1="11.415cm" svg:x2="9.968cm" svg:y2="16.114cm">
          <text:p/>
        </draw:line>
        <draw:line draw:style-name="gr2" draw:text-style-name="P1" draw:layer="layout" svg:x1="8.996cm" svg:y1="11.415cm" svg:x2="8.996cm" svg:y2="16.114cm">
          <text:p/>
        </draw:line>
        <draw:line draw:style-name="gr2" draw:text-style-name="P1" draw:layer="layout" svg:x1="8.493cm" svg:y1="15.591cm" svg:x2="14.462cm" svg:y2="15.591cm">
          <text:p/>
        </draw:line>
        <draw:line draw:style-name="gr2" draw:text-style-name="P1" draw:layer="layout" svg:x1="8.493cm" svg:y1="14.833cm" svg:x2="14.462cm" svg:y2="14.833cm">
          <text:p/>
        </draw:line>
        <draw:line draw:style-name="gr2" draw:text-style-name="P1" draw:layer="layout" svg:x1="8.493cm" svg:y1="14.084cm" svg:x2="14.462cm" svg:y2="14.084cm">
          <text:p/>
        </draw:line>
        <draw:line draw:style-name="gr2" draw:text-style-name="P1" draw:layer="layout" svg:x1="8.493cm" svg:y1="13.333cm" svg:x2="14.462cm" svg:y2="13.333cm">
          <text:p/>
        </draw:line>
        <draw:line draw:style-name="gr2" draw:text-style-name="P1" draw:layer="layout" svg:x1="8.493cm" svg:y1="12.584cm" svg:x2="14.462cm" svg:y2="12.584cm">
          <text:p/>
        </draw:line>
        <draw:line draw:style-name="gr2" draw:text-style-name="P1" draw:layer="layout" svg:x1="8.493cm" svg:y1="12.954cm" svg:x2="14.462cm" svg:y2="12.954cm">
          <text:p/>
        </draw:line>
        <draw:line draw:style-name="gr2" draw:text-style-name="P1" draw:layer="layout" svg:x1="8.493cm" svg:y1="12.212cm" svg:x2="14.462cm" svg:y2="12.212cm">
          <text:p/>
        </draw:line>
        <draw:line draw:style-name="gr2" draw:text-style-name="P1" draw:layer="layout" svg:x1="8.493cm" svg:y1="13.705cm" svg:x2="14.462cm" svg:y2="13.705cm">
          <text:p/>
        </draw:line>
        <draw:line draw:style-name="gr2" draw:text-style-name="P1" draw:layer="layout" svg:x1="8.493cm" svg:y1="14.454cm" svg:x2="14.462cm" svg:y2="14.454cm">
          <text:p/>
        </draw:line>
        <draw:line draw:style-name="gr2" draw:text-style-name="P1" draw:layer="layout" svg:x1="8.493cm" svg:y1="15.212cm" svg:x2="14.462cm" svg:y2="15.212cm">
          <text:p/>
        </draw:line>
        <draw:line draw:style-name="gr2" draw:text-style-name="P1" draw:layer="layout" svg:x1="8.493cm" svg:y1="15.97cm" svg:x2="14.462cm" svg:y2="15.97cm">
          <text:p/>
        </draw:line>
        <draw:line draw:style-name="gr2" draw:text-style-name="P1" draw:layer="layout" svg:x1="8.493cm" svg:y1="11.456cm" svg:x2="14.462cm" svg:y2="11.456cm">
          <text:p/>
        </draw:line>
        <draw:frame draw:style-name="gr4" draw:text-style-name="P2" draw:layer="layout" svg:width="1.016cm" svg:height="0.645cm" svg:x="13.954cm" svg:y="16.019cm">
          <draw:text-box>
            <text:p><text:span text:style-name="T1">1.2</text:span></text:p>
          </draw:text-box>
        </draw:frame>
        <draw:custom-shape draw:style-name="gr5" draw:text-style-name="P3" draw:layer="layout" svg:width="0.102cm" svg:height="0.102cm" svg:x="9.409cm" svg:y="13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02cm" svg:height="0.102cm" svg:x="9.911cm" svg:y="1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02cm" svg:height="0.102cm" svg:x="10.372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02cm" svg:height="0.102cm" svg:x="10.882cm" svg:y="12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02cm" svg:height="0.102cm" svg:x="11.349cm" svg:y="12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02cm" svg:height="0.102cm" svg:x="11.844cm" svg:y="1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02cm" svg:height="0.102cm" svg:x="12.318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02cm" svg:height="0.102cm" svg:x="12.819cm" svg:y="1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02cm" svg:height="0.102cm" svg:x="13.253cm" svg:y="12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02cm" svg:height="0.102cm" svg:x="9.43cm" svg:y="14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02cm" svg:height="0.102cm" svg:x="9.919cm" svg:y="13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02cm" svg:height="0.102cm" svg:x="10.386cm" svg:y="1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02cm" svg:height="0.102cm" svg:x="10.873cm" svg:y="1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02cm" svg:height="0.102cm" svg:x="11.349cm" svg:y="12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02cm" svg:height="0.102cm" svg:x="12.819cm" svg:y="12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02cm" svg:height="0.102cm" svg:x="13.267cm" svg:y="12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02cm" svg:height="0.102cm" svg:x="13.77cm" svg:y="12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02cm" svg:height="0.102cm" svg:x="14.24cm" svg:y="13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02cm" svg:height="0.102cm" svg:x="13.763cm" svg:y="13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02cm" svg:height="0.102cm" svg:x="14.24cm" svg:y="14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02cm" svg:height="0.102cm" svg:x="8.949cm" svg:y="13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02cm" svg:height="0.102cm" svg:x="8.943cm" svg:y="14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016cm" svg:height="0.645cm" svg:x="8.952cm" svg:y="16.02cm">
          <draw:text-box>
            <text:p><text:span text:style-name="T1">0.2</text:span></text:p>
          </draw:text-box>
        </draw:frame>
        <draw:frame draw:style-name="gr4" draw:text-style-name="P2" draw:layer="layout" svg:width="1.016cm" svg:height="0.645cm" svg:x="10.88cm" svg:y="16.056cm">
          <draw:text-box>
            <text:p><text:span text:style-name="T1">0.6</text:span></text:p>
          </draw:text-box>
        </draw:frame>
        <draw:line draw:style-name="gr2" draw:text-style-name="P1" draw:layer="layout" svg:x1="8.494cm" svg:y1="14.642cm" svg:x2="14.463cm" svg:y2="14.642cm">
          <text:p/>
        </draw:line>
        <draw:line draw:style-name="gr2" draw:text-style-name="P1" draw:layer="layout" svg:x1="8.494cm" svg:y1="14.263cm" svg:x2="14.463cm" svg:y2="14.263cm">
          <text:p/>
        </draw:line>
        <draw:line draw:style-name="gr7" draw:text-style-name="P1" draw:layer="layout" svg:x1="8.494cm" svg:y1="13.898cm" svg:x2="14.463cm" svg:y2="13.898cm">
          <text:p text:style-name="P5"><text:s/></text:p>
        </draw:line>
        <draw:line draw:style-name="gr2" draw:text-style-name="P1" draw:layer="layout" svg:x1="8.494cm" svg:y1="13.519cm" svg:x2="14.463cm" svg:y2="13.519cm">
          <text:p/>
        </draw:line>
        <draw:line draw:style-name="gr2" draw:text-style-name="P1" draw:layer="layout" svg:x1="8.494cm" svg:y1="13.149cm" svg:x2="14.463cm" svg:y2="13.149cm">
          <text:p/>
        </draw:line>
        <draw:line draw:style-name="gr7" draw:text-style-name="P1" draw:layer="layout" svg:x1="8.494cm" svg:y1="12.763cm" svg:x2="14.463cm" svg:y2="12.763cm">
          <text:p text:style-name="P5"><text:s text:c="6"/></text:p>
        </draw:line>
        <draw:line draw:style-name="gr2" draw:text-style-name="P1" draw:layer="layout" svg:x1="8.494cm" svg:y1="12.405cm" svg:x2="14.463cm" svg:y2="12.4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2-07T09:14:24.670073683</dc:date>
    <meta:editing-duration>PT1H3M34S</meta:editing-duration>
    <meta:editing-cycles>9</meta:editing-cycles>
    <meta:generator>LibreOffice/6.1.5.2$Linux_X86_64 LibreOffice_project/10$Build-2</meta:generator>
    <meta:document-statistic meta:object-count="52"/>
  </office:meta>
</office:document-meta>
</file>